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d8b05b" officeooo:paragraph-rsid="000c2107"/>
    </style:style>
    <style:style style:name="P2" style:family="paragraph" style:parent-style-name="Standard">
      <style:text-properties style:font-name="Liberation Serif" fo:font-style="italic" officeooo:rsid="007c1299" officeooo:paragraph-rsid="000c2107" style:font-style-asian="italic" style:font-style-complex="italic"/>
    </style:style>
    <style:style style:name="P3" style:family="paragraph" style:parent-style-name="Standard">
      <style:text-properties style:font-name="Liberation Serif" fo:font-style="italic" officeooo:rsid="007e0325" officeooo:paragraph-rsid="000c2107" style:font-style-asian="italic" style:font-style-complex="italic"/>
    </style:style>
    <style:style style:name="P4" style:family="paragraph" style:parent-style-name="Standard">
      <style:text-properties style:font-name="Liberation Serif" fo:font-style="italic" officeooo:rsid="0083be82" officeooo:paragraph-rsid="000c2107" style:font-style-asian="italic" style:font-style-complex="italic"/>
    </style:style>
    <style:style style:name="P5" style:family="paragraph" style:parent-style-name="Standard">
      <style:text-properties style:font-name="Liberation Serif" fo:font-style="italic" officeooo:rsid="00841a98" officeooo:paragraph-rsid="000c2107" style:font-style-asian="italic" style:font-style-complex="italic"/>
    </style:style>
    <style:style style:name="P6" style:family="paragraph" style:parent-style-name="Standard">
      <style:text-properties officeooo:rsid="007e0325" officeooo:paragraph-rsid="000c2107"/>
    </style:style>
    <style:style style:name="P7" style:family="paragraph" style:parent-style-name="Standard">
      <style:text-properties officeooo:rsid="007e1d99" officeooo:paragraph-rsid="000c2107"/>
    </style:style>
    <style:style style:name="P8" style:family="paragraph" style:parent-style-name="Standard">
      <style:text-properties officeooo:rsid="00801430" officeooo:paragraph-rsid="000c2107"/>
    </style:style>
    <style:style style:name="P9" style:family="paragraph" style:parent-style-name="Standard">
      <style:text-properties officeooo:rsid="0081072b" officeooo:paragraph-rsid="000c2107"/>
    </style:style>
    <style:style style:name="P10" style:family="paragraph" style:parent-style-name="Standard">
      <style:text-properties officeooo:rsid="008b8861" officeooo:paragraph-rsid="000c2107"/>
    </style:style>
    <style:style style:name="P11" style:family="paragraph" style:parent-style-name="Standard">
      <style:text-properties officeooo:rsid="00828395" officeooo:paragraph-rsid="000c2107"/>
    </style:style>
    <style:style style:name="P12" style:family="paragraph" style:parent-style-name="Standard">
      <style:text-properties officeooo:rsid="0082d53f" officeooo:paragraph-rsid="000c2107"/>
    </style:style>
    <style:style style:name="P13" style:family="paragraph" style:parent-style-name="Standard">
      <style:text-properties officeooo:rsid="0083516e" officeooo:paragraph-rsid="000c2107"/>
    </style:style>
    <style:style style:name="P14" style:family="paragraph" style:parent-style-name="Standard">
      <style:text-properties officeooo:rsid="00835e79" officeooo:paragraph-rsid="000c2107"/>
    </style:style>
    <style:style style:name="P15" style:family="paragraph" style:parent-style-name="Standard">
      <style:text-properties style:font-name="Dudu Cyryllic" officeooo:rsid="0083be82" officeooo:paragraph-rsid="000c2107"/>
    </style:style>
    <style:style style:name="P16" style:family="paragraph" style:parent-style-name="Standard">
      <style:text-properties style:font-name="Dudu Cyryllic" officeooo:rsid="00841a98" officeooo:paragraph-rsid="000c2107"/>
    </style:style>
    <style:style style:name="P17" style:family="paragraph" style:parent-style-name="Standard">
      <style:text-properties officeooo:rsid="0083be82" officeooo:paragraph-rsid="000c2107"/>
    </style:style>
    <style:style style:name="P18" style:family="paragraph" style:parent-style-name="Standard">
      <style:text-properties officeooo:rsid="00841a98" officeooo:paragraph-rsid="000c2107"/>
    </style:style>
    <style:style style:name="P19" style:family="paragraph" style:parent-style-name="Standard">
      <style:text-properties officeooo:rsid="00855fb8" officeooo:paragraph-rsid="000c2107"/>
    </style:style>
    <style:style style:name="P20" style:family="paragraph" style:parent-style-name="Standard">
      <style:text-properties officeooo:rsid="0086925c" officeooo:paragraph-rsid="000c2107"/>
    </style:style>
    <style:style style:name="P21" style:family="paragraph" style:parent-style-name="Heading_20_2">
      <style:paragraph-properties fo:text-align="center" style:justify-single-word="false"/>
      <style:text-properties style:font-name="Liberation Serif" fo:font-style="italic" officeooo:rsid="007c1299" officeooo:paragraph-rsid="000c2107" style:font-style-asian="italic" style:font-style-complex="italic"/>
    </style:style>
    <style:style style:name="T1" style:family="text">
      <style:text-properties officeooo:rsid="02e78e46"/>
    </style:style>
    <style:style style:name="T2" style:family="text">
      <style:text-properties officeooo:rsid="00d6cf4e"/>
    </style:style>
    <style:style style:name="T3" style:family="text">
      <style:text-properties officeooo:rsid="00d881b2"/>
    </style:style>
    <style:style style:name="T4" style:family="text">
      <style:text-properties officeooo:rsid="02e6c27a"/>
    </style:style>
    <style:style style:name="T5" style:family="text">
      <style:text-properties officeooo:rsid="00ed497f"/>
    </style:style>
    <style:style style:name="T6" style:family="text">
      <style:text-properties officeooo:rsid="007e1d99"/>
    </style:style>
    <style:style style:name="T7" style:family="text">
      <style:text-properties officeooo:rsid="00801430"/>
    </style:style>
    <style:style style:name="T8" style:family="text">
      <style:text-properties officeooo:rsid="0081072b"/>
    </style:style>
    <style:style style:name="T9" style:family="text">
      <style:text-properties officeooo:rsid="008b8861"/>
    </style:style>
    <style:style style:name="T10" style:family="text">
      <style:text-properties officeooo:rsid="0082d53f"/>
    </style:style>
    <style:style style:name="T11" style:family="text">
      <style:text-properties officeooo:rsid="0083516e"/>
    </style:style>
    <style:style style:name="T12" style:family="text">
      <style:text-properties officeooo:rsid="00d8b05b"/>
    </style:style>
    <style:style style:name="T13" style:family="text">
      <style:text-properties officeooo:rsid="00841a98"/>
    </style:style>
    <style:style style:name="T14" style:family="text">
      <style:text-properties officeooo:rsid="00ed689e"/>
    </style:style>
    <style:style style:name="T15" style:family="text">
      <style:text-properties officeooo:rsid="00855fb8"/>
    </style:style>
    <style:style style:name="T16" style:family="text">
      <style:text-properties officeooo:rsid="008831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/>
      <text:p text:style-name="P2"/>
      <text:p text:style-name="P6">В осень после раздельных летних отпусков, <text:span text:style-name="T2">в нашей семье увлеклись</text:span> поездк<text:span text:style-name="T2">ам</text:span>и за грибами. </text:p>
      <text:p text:style-name="P6">Их, конечно, и вокруг хватало — сверни в <text:span text:style-name="T2">любую </text:span>сторону со школьной тропы и вот тебе сыроежки, моховики, подосиновики, не говоря уж о лисичках с опятами. </text:p>
      <text:p text:style-name="P6">Просто прохожим не до них, <text:span text:style-name="T2">им </text:span>некогда. </text:p>
      <text:p text:style-name="P6">А тут дают увольнительную для выхода за Зону <text:span text:style-name="T3">на</text:span> целый день — воскресенье, и даже грузовик <text:span text:style-name="T4">выделяют</text:span>, <text:span text:style-name="T3">который</text:span> <text:span text:style-name="T4">повезёт</text:span> грибников в за-<text:span text:style-name="T5">З</text:span>онный лес.</text:p>
      <text:p text:style-name="P6"><text:span text:style-name="T3">Возможно, так</text:span> <text:span text:style-name="T5">делалось </text:span>и раньше, просто <text:span text:style-name="T3">без участия </text:span>мои<text:span text:style-name="T3">х</text:span> родител<text:span text:style-name="T3">ей</text:span>, а тут <text:span text:style-name="T3">они </text:span>решили покрепче помириться после раскольного лета. </text:p>
      <text:p text:style-name="P6"/>
      <text:p text:style-name="P3"><text:span text:style-name="T3">(...т</text:span>огда я о таких вещах не думал, а просто рад<text:span text:style-name="T3">овался</text:span>, <text:span text:style-name="T6">что еду с родителями в лес за грибами...)</text:span></text:p>
      <text:p text:style-name="P7"><text:s/></text:p>
      <text:p text:style-name="P7">Папа сделал специальные вёдра из картона, лёгкие, но вместительные.</text:p>
      <text:p text:style-name="P7">В лесу грибники разделялись и бродили каждый сам по себе, иногда аукались. </text:p>
      <text:p text:style-name="P7">Мне нравилось идти по тихому осеннему лесу, влажному от измороси и туманов и высматривать: где же они прячутся?</text:p>
      <text:p text:style-name="P7">Сыроежки мы, конечно <text:span text:style-name="T4">же</text:span>, не брали — слишком уж хрупкие, но моховики, маслята хорошая добыча. </text:p>
      <text:p text:style-name="P7">Папа сделал маленький ножик <text:span text:style-name="T3">для </text:span>каждо<text:span text:style-name="T3">го</text:span>, чтоб <text:span text:style-name="T7">не портить грибницу, да и на срезе лучше видно — червивый гриб или нет. </text:span></text:p>
      <text:p text:style-name="P8">Самый лучший из грибов — белый, но мне он никак не попадался. </text:p>
      <text:p text:style-name="P8">Незнакомцев я относил к папе и он объяснял, что это рыжики, волнушки, грузди или просто поганки.</text:p>
      <text:p text:style-name="P8">Дома грибы пересыпали в большой таз и заливали водой. </text:p>
      <text:p text:style-name="P8">Потом мама их готовила, или мариновала. </text:p>
      <text:p text:style-name="P8">Вкусно, конечно, но ходить за ними по лесу намного вкуснее.</text:p>
      <text:p text:style-name="P8"/>
      <text:p text:style-name="P8"><text:span text:style-name="T3">На</text:span> выходной, когда родители ушли куда-то в гости, мы втроём стали беситься и бегать друг за другом по всей квартире, пока в дверь не постучали новые соседи с первого этажа. Сказали нечего делать тарарам, даже если <text:span text:style-name="T4">и </text:span>родители не дома, а когда придут — <text:span text:style-name="T8">узнают, что мы не можем себя вести.</text:span></text:p>
      <text:p text:style-name="P9">Вечером Наташа прибежала с лестничной площадки с тревожным сообщением, что мама с папой уже идут, а нижние жильцы переняли их <text:span text:style-name="T9">внизу</text:span> и жалуются на нас. Ой, что будет!</text:p>
      <text:p text:style-name="P10">Как она оказалась в нужное время в нужном месте? </text:p>
      <text:p text:style-name="P10">Да, очень просто, ведь лестничная площадка — это продолжение квартиры, тем более такая широкая, что можно запросто втроём играть в волейбол воздушным шариком. </text:p>
      <text:p text:style-name="P10">А мама, например, начала по вечерам после работы выходить на площадку и прыгать со скакалкой, так что и мы, дети, наперебой последовали её примеру.</text:p>
      <text:p text:style-name="P9">Когда родители вошли в прихожую у папы было очень злое лицо. </text:p>
      <text:p text:style-name="P9">Он, не снимая пальто, прошёл на кухню, принёс оттуда табурет в свою комнату и, сдвинув ковровую дорожку, ударил табуретом об пол.</text:p>
      <text:p text:style-name="P9">- Не шуметь?!- прокричал он в пол и снова хлобыстнул табуретом туда же.- А так хорошо?!</text:p>
      <text:p text:style-name="P9">Я понял, что нас ругать не будут, но что-то всё равно было как-то не так.</text:p>
      <text:p text:style-name="P9"/>
      <text:p text:style-name="P9">С собою в школу <text:span text:style-name="T3">мы несли </text:span>по бутерброду; мама заворачивала <text:span text:style-name="T3">их</text:span> в газетный лист, чтоб на перемене мы доставали из портфелей и кушали. </text:p>
      <text:p text:style-name="P11">Саше с Наташей один свёрток на двоих, потому что они учились в одном классе. </text:p>
      <text:p text:style-name="P11">А перед выходом в школу мы ещё и завтракали на кухне.</text:p>
      <text:p text:style-name="P11">Но в ту субботу я <text:span text:style-name="T3">по</text:span>шёл в школу без портфеля <text:span text:style-name="T3">и </text:span>один, потому <text:span text:style-name="T5">что в школе проводилась </text:span><text:soft-page-break/><text:span text:style-name="T5">военная игра и у </text:span><text:s/>младших классов отменили занятия. </text:p>
      <text:p text:style-name="P11">Классы постарше <text:span text:style-name="T1">были раз</text:span>дел<text:span text:style-name="T1">ены</text:span> на два отряда: «синих» и «зелёных».</text:p>
      <text:p text:style-name="P11"><text:span text:style-name="T3">В</text:span> день игры отряды разойдутся в лес, каждый в свою сторону, чтобы потом выследить друг друга и захватить в плен, и отнять знамя. <text:span text:style-name="T10">Игрокам надо пришить себе погоны из бумаги своего цвета и когда в ходе игры сорвёшь с противника его погоны он считается убитым, а если один погон, то он в плену. </text:span></text:p>
      <text:p text:style-name="P11"/>
      <text:p text:style-name="P12">На кухню я пришёл завтракать с опозданием. </text:p>
      <text:p text:style-name="P12"/>
      <text:p text:style-name="P12">Во-первых, меня не разбудил подъём младших — им-то не идти; а во-вторых, <text:s/>прошлым вечером я допоздна пришивал на курточку бумажные погоны <text:span text:style-name="T11">мелкими и частыми стежками, чтобы плотнее прилегали и не получалось бы враз сорвать</text:span>. <text:s/></text:p>
      <text:p text:style-name="P13">Мама уже опаздывала на работу и сказала, что есть вчерашние макароны или, если захочу, могу сварить себе яйцо на завтрак. </text:p>
      <text:p text:style-name="P13">Я сказал, что не умею, а она ответила, тут и уметь нечего: чтобы было <text:s/>всмятку — варить полторы минуты, а чтоб вкрутую — <text:s/>три. </text:p>
      <text:p text:style-name="P13">Она даже принесла будильник из своей комнаты и поставила его на подоконник, рядом с банкой гриба, и быстр<text:span text:style-name="T3">енько</text:span> ушла.</text:p>
      <text:p text:style-name="P13">Этот гриб не из тех, что собирают в лесу. Такой гриб на Объекте <text:span text:style-name="T5">держали </text:span>почти в каждой кухне.</text:p>
      <text:p text:style-name="P14">Он плавал в трёхлитровых банках, похожий на кусок зеленоватой тины. </text:p>
      <text:p text:style-name="P14">Вода в тех банках станови<text:span text:style-name="T3">тся</text:span> приятно<text:span text:style-name="T3">ю на</text:span> вкус, <text:span text:style-name="T3">словно</text:span> <text:span text:style-name="T1">бы </text:span>квас. </text:p>
      <text:p text:style-name="P14">Когда <text:span text:style-name="T3">вода выцежена </text:span><text:s/>и гриб спус<text:span text:style-name="T3">ти</text:span>лся <text:span text:style-name="T1">уже </text:span>чуть ли не до дна, <text:span text:style-name="T12">в банку опять</text:span> налива<text:span text:style-name="T12">ют воды</text:span> и да<text:span text:style-name="T12">ют</text:span> ей настояться. </text:p>
      <text:p text:style-name="P14">Хозяйки делились друг с дружкой кусочками гриба, потому что он мо<text:span text:style-name="T12">жет</text:span> расти, а когда разраста<text:span text:style-name="T12">ет</text:span>ся слишком толстым слоем — половину <text:span text:style-name="T12">приходится </text:span>выбр<text:span text:style-name="T12">осить</text:span>.</text:p>
      <text:p text:style-name="P14">Я налил воды в кастрюлю, опустил туда яйцо, поставил на огонь газовой плиты и засёк на будильнике время. <text:s/></text:p>
      <text:p text:style-name="P14">Спустя полторы минуты вода выглядела не слишком горячей и, на всякий случай, я решил — ладно, пусть будет вкрутую. </text:p>
      <text:p text:style-name="P14">По истечении трёх минут, от воды начал подыматься парок, а на стенках кастрюли собралось много мелких пузырьков и я выключил газ, потому что у меня были чёткие инструкции по приготовлению варёных яиц. <text:s/></text:p>
      <text:p text:style-name="P15"/>
      <text:p text:style-name="P4"><text:span text:style-name="T12">(...п</text:span>оговорку про то, что «первый блин получается комом», можно смело дополнить, что «первое яйцо жидчее всмятошного»... <text:s/><text:span text:style-name="T12">)</text:span></text:p>
      <text:p text:style-name="P4"/>
      <text:p text:style-name="P17">Участники военной игры пришли, в основном, в спортивной форме и <text:span text:style-name="T12">никому </text:span>почему-то не <text:span text:style-name="T12">хотелось</text:span> зайти в здание школы; так <text:span text:style-name="T12">все </text:span>и толпились во дворе <text:span text:style-name="T12">среди</text:span> своих возрастных групп.</text:p>
      <text:p text:style-name="P17">В моей все оценили <text:span text:style-name="T13">до чего плотно пришиты на мне погоны.</text:span> <text:s/></text:p>
      <text:p text:style-name="P18">Ну, просто никак не ухватишь, тогда как у некоторых они лишь примётаны парой стежков с двух концов, да ещё и оттопыриваются мостиком — тут и мизинцем оторвёшь.</text:p>
      <text:p text:style-name="P18">И <text:span text:style-name="T12">вдруг</text:span> мальчик из параллельного класса — ни с того, ни с сего — налетел на меня, повалил на землю и клочьями выдрал мои погоны. </text:p>
      <text:p text:style-name="P16"/>
      <text:p text:style-name="P5"><text:span text:style-name="T12">(...д</text:span>раться я не умел, да и теперь не умею, <text:span text:style-name="T12">скорее всего</text:span>, обозвал его <text:span text:style-name="T14">за это </text:span>«дураком», <text:span text:style-name="T12">а потом</text:span> ушёл в лес — обратно домой...<text:span text:style-name="T12">)</text:span></text:p>
      <text:p text:style-name="P5"/>
      <text:p text:style-name="P18">В лесу я снял курточку. От погонов осталась <text:span text:style-name="T12">только</text:span> бумажная рамочка под плотными стежками чёрной ниткой. </text:p>
      <text:p text:style-name="P19">Я выщипал бумажные обрывки и рассеял по опавшей осенней листве. </text:p>
      <text:p text:style-name="P19">Может даже всплакнул от обиды, что меня так не по правилам и преждевременно убили, <text:span text:style-name="T14">не </text:span><text:soft-page-break/><text:span text:style-name="T14">дожидаясь</text:span> начала военных действий, а ведь я мечтал взять в плен штаб противника...</text:p>
      <text:p text:style-name="P18"/>
      <text:p text:style-name="P6">Иногда на уроках в школе я рисовал <text:span text:style-name="T15">схемы своего тайного жилья-убежища. </text:span></text:p>
      <text:p text:style-name="P19">Конечно, оно находилось в пещере внутри непробиваемой скалы, как у тех людей заброшенных на «Таинственный остров» у Жуль Верна. </text:p>
      <text:p text:style-name="P19">Но в мою пещеру можно зайти лишь по подземному ходу, что начинался далеко от скалы, <text:s/>среди густого леса. <text:s/></text:p>
      <text:p text:style-name="P19">Ну, а в самой пещере есть ещё ход наверх, в пещеру поменьше, где были узкие расселины — посмотреть, как из окошка, что там вокруг делается.</text:p>
      <text:p text:style-name="P19">Рисовал я карандашом, обратный конец которого украшала маска наподобие каменных идолов на острове Пасхи. </text:p>
      <text:p text:style-name="P20">Делать такую резьбу на карандаше я тоже научился в школе. </text:p>
      <text:p text:style-name="P20">Ничего сложного, просто нужно опасное лезвие для бритья; <text:span text:style-name="T14">стёсываешь</text:span> два продольных углубления по бокам будущего носа, поперечным надрезом заканчиваешь его; <text:span text:style-name="T14">теперь</text:span>, чуть отступив, <text:span text:style-name="T1">широкий</text:span> срез-<text:span text:style-name="T1">углубление туда же</text:span>, <text:span text:style-name="T14">засечка</text:span> поперёк <text:s/>среза — это рот, <text:span text:style-name="T14">а</text:span> <text:s/>коротки<text:span text:style-name="T1">е</text:span> прорези в продольных углублениях вдоль носа, <text:span text:style-name="T1">по одной на каждое</text:span> — это глаза. </text:p>
      <text:p text:style-name="P20">Идол с острова Пасхи — готов, но поосторожней с опасным лезвием, больно уж <text:span text:style-name="T1">оно </text:span>острое и может порезать пальцы.</text:p>
      <text:p text:style-name="P20">Такие лезвия можно взять <text:span text:style-name="T16">из</text:span> папиной коробочки в ванной. </text:p>
      <text:p text:style-name="P1">Синяя <text:span text:style-name="T1">маленькая </text:span>коробочка с надписью «Нева», а на ней чёрный кораблик парусник; и каждое лезвие в отдельном конвертике с такой же надписью и рисунк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8T18:31:30.803679715</meta:creation-date>
    <dc:date>2017-02-28T18:31:38.994914162</dc:date>
    <dc:creator>sehrguey </dc:creator>
    <meta:editing-duration>PT8S</meta:editing-duration>
    <meta:editing-cycles>1</meta:editing-cycles>
    <meta:document-statistic meta:table-count="0" meta:image-count="0" meta:object-count="0" meta:page-count="3" meta:paragraph-count="64" meta:word-count="1186" meta:character-count="7239" meta:non-whitespace-character-count="6043"/>
    <meta:generator>LibreOffice/4.3.3.2$Linux_x86 LibreOffice_project/430m0$Build-2</meta:generator>
  </office:meta>
</office:document-meta>
</file>